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6pt"/>
    </style:style>
    <style:style style:name="co2" style:family="table-column">
      <style:table-column-properties fo:break-before="auto" style:column-width="21.94pt"/>
    </style:style>
    <style:style style:name="co3" style:family="table-column">
      <style:table-column-properties fo:break-before="auto" style:column-width="201.8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57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/>
      <style:paragraph-properties fo:text-align="center" fo:margin-left="0pt"/>
      <style:text-properties fo:color="#ffffff"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26pt solid #000000" fo:border-right="0.2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ackground-color="#4c4c4c" style:text-align-source="fix" style:repeat-content="false" fo:border-left="0.26pt solid #000000" fo:border-right="0.26pt solid #000000" fo:border-top="none"/>
      <style:paragraph-properties fo:text-align="center" fo:margin-left="0pt"/>
      <style:text-properties fo:color="#ffffff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ce3"/>
        <table:table-column table:style-name="co6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5" table:style-name="ce4" office:value-type="string" calcext:value-type="string">
            <text:p>x86_64</text:p>
          </table:table-cell>
          <table:table-cell table:number-columns-repeated="2" table:style-name="ce4" office:value-type="string" calcext:value-type="string">
            <text:p>aarch64</text:p>
          </table:table-cell>
          <table:table-cell table:number-columns-repeated="2" table:style-name="ce4" office:value-type="string" calcext:value-type="string">
            <text:p>armv7h</text:p>
          </table:table-cell>
          <table:table-cell table:number-columns-repeated="2" table:style-name="ce4" office:value-type="string" calcext:value-type="string">
            <text:p>armv6h</text:p>
          </table:table-cell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vbox</text:p>
          </table:table-cell>
          <table:table-cell table:style-name="ce4" office:value-type="string" calcext:value-type="string">
            <text:p>ec2</text:p>
          </table:table-cell>
          <table:table-cell table:style-name="ce4" office:value-type="string" calcext:value-type="string">
            <text:p>docker</text:p>
          </table:table-cell>
          <table:table-cell table:style-name="ce4" office:value-type="string" calcext:value-type="string">
            <text:p>container</text:p>
          </table:table-cell>
          <table:table-cell table:style-name="ce4" office:value-type="string" calcext:value-type="string">
            <text:p>espressobin</text:p>
          </table:table-cell>
          <table:table-cell table:style-name="ce4" office:value-type="string" calcext:value-type="string">
            <text:p>container</text:p>
          </table:table-cell>
          <table:table-cell table:style-name="ce4" office:value-type="string" calcext:value-type="string">
            <text:p>rpi2</text:p>
          </table:table-cell>
          <table:table-cell table:style-name="ce4" office:value-type="string" calcext:value-type="string">
            <text:p>container</text:p>
          </table:table-cell>
          <table:table-cell table:style-name="ce4" office:value-type="string" calcext:value-type="string">
            <text:p>rpi</text:p>
          </table:table-cell>
          <table:table-cell table:style-name="ce4" office:value-type="string" calcext:value-type="string">
            <text:p>container</text:p>
          </table:table-cell>
          <table:table-cell table:style-name="ce1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oot from USB to logi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oot from USB to ssh</text:p>
          </table:table-cell>
          <table:table-cell table:number-columns-repeated="2"/>
          <table:table-cell table:number-columns-repeated="5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oot from disk to login</text:p>
          </table:table-cell>
          <table:table-cell table:number-columns-repeated="2"/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oot from disk to ssh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tal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stall to new USB flash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stall to disk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nstall to RAI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figurati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AID configuratio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aemons running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rrect repo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work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rrect netconfig for device</text:p>
          </table:table-cell>
          <table:table-cell table:number-columns-repeated="2"/>
          <table:table-cell table:number-columns-repeated="11"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ist all available netconfig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witch netconfig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etconfig=client | cloud | container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acquires IP</text:p>
          </table:table-cell>
          <table:table-cell/>
          <table:table-cell table:number-columns-repeated="11"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irewall: ssh, http, https</text:p>
          </table:table-cell>
          <table:table-cell/>
          <table:table-cell table:number-columns-repeated="11"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etconfig=espressobin | gatewa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acquires IP on WAN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ets IP on LAN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AN devices IP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AN devices connect to internet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WAN firewall: ssh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AN firewall: ssh, http, https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etconfig=public-espressobin | public-gatewa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acquires IP on WAN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ets IP on LAN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AN devices IP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AN devices connect to internet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WAN firewall: ssh, http, https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AN firewall: ssh, http, https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etconfig=standalon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et IP on all interfaces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AN devices IP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AN firewall: ssh, http, https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etconfig=off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all interfaces down</text:p>
          </table:table-cell>
          <table:table-cell/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ifi work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rovisions shepherd upon boot with existing key</text:p>
          </table:table-cell>
          <table:table-cell table:number-columns-repeated="2"/>
          <table:table-cell table:number-columns-repeated="11"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rovisions shepherd upon boot with generated ke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pdates shepherd on second boo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ad-configuration-from-staff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rite-configuration-to-staff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do works for shepher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eploys site templat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etup-shepher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etup-shepherd -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atesi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n work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o work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ne app, no customization parameter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bos-cptestap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wo apps, with accessori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ith auto-generated key and self-signed cer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ith provided TLS key and cer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ith letsencryp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ith T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t root, try adding another ap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t non-root, try adding roo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t non-root, try conflicting path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hows placeholder page during deplo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plo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ne app, use default customization point valu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ne app, use provided customization point values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everal apps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everal apps with conflicting path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everal sit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everal sites with conflicting hostna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ith TLS key and cer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ith Tor ke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hows placeholder page during deplo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-deplo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ame as befor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es not affect other sit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anging hostna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anging path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dding an ap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moving an ap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dding an accessor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moving an accessor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ith conflicting hostnam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anging TLS info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anging Tor info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ve from http to http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ve from https to htt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ve from http to t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ve from tor to htt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hows placeholder page during deplo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eplo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ne site (of three) by full site i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ne site (of three) by partial site i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ne site (of three) by hostnam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wo of thre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/>
          <table:table-cell table:number-columns-repeated="11"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LS cleanup for TLS sit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or cleanup for Tor sit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hows placeholder page during undeplo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up and restor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ackup 1 site to local file</text:p>
          </table:table-cell>
          <table:table-cell table:number-columns-repeated="2"/>
          <table:table-cell table:number-columns-repeated="11"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1 site (out of 3) to local fil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2 (out of 3) sites to local fil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all sites (out of 3) to local fil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1 appconfig (out of 2 in a site) to local fil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TLS site including key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Tor site including key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TLS site without key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Tor site without key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1 site (out of 3) to S3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2 (out of 3) sites to S3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all sites (out of 3) to S3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1 appconfig (out of 2 in a site) to S3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1 site (out of 3) to S3 with encryptio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2 (out of 3) sites to S3 with encryptio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all sites (out of 3) to S3 with encryptio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 1 appconfig (out of 2 in a site) to S3 with encryptio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1 site from local file</text:p>
          </table:table-cell>
          <table:table-cell table:number-columns-repeated="2"/>
          <table:table-cell table:number-columns-repeated="11"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all sites (3) from local fil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1 (of 3) sites from local fil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1 site from local file to different hostname, path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1 appconfig from local file to existing sit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TLS site to htt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Tor site to htt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all sites (3) from S3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1 (of 3) sites from S3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1 site from S3 to different hostname, path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1 appconfig from S3 to existing sit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all sites (3) from encrypted S3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1 (of 3) sites from encrypted S3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1 appconfig from encrypted S3 to existing sit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1 site from enrypted S3 to different hostname, path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to a different ap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store to a different version of the same ap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ckupinfo of local fil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ist sit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SON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Show site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rmal by site id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rmal by partial site id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rmal by host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SON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LS as non-root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LS as root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or as non-root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or as root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ith private customization pars as non-root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ith private customization pars as root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Show appconfig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rmal by appconfigid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rmal by partial appconfigid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rmal by hostname and path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SON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ith private customization pars as non-root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with private customization pars as root</text:p>
          </table:table-cell>
          <table:table-cell table:style-name="ce2"/>
          <table:table-cell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SO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updates repositories in pacman.conf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ggers reboot</text:p>
          </table:table-cell>
          <table:table-cell table:number-columns-repeated="2"/>
          <table:table-cell table:number-columns-repeated="11"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verride not triggering reboo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tes remain the same and keep dat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f package ubos-admin work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f app packages work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f database work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f web server work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f app with additional customization point work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f app with fewer customization points work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f app with changed default path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verview app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hows no app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hows app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404 page outside of scope of an ap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404 page inside the scope of an ap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–</text:p>
          </table:table-cell>
          <table:table-cell table:number-columns-repeated="1009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5.55pt" fo:margin-bottom="25.94pt" fo:margin-left="27.16pt" fo:margin-right="27.16pt" style:scale-to="8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5:11:29.853461000</meta:creation-date>
    <dc:date>2017-10-09T09:58:20.947612000</dc:date>
    <meta:editing-duration>PT19H48M46S</meta:editing-duration>
    <meta:editing-cycles>8</meta:editing-cycles>
    <meta:generator>LibreOffice/5.2.7.2$MacOSX_X86_64 LibreOffice_project/2b7f1e640c46ceb28adf43ee075a6e8b8439ed10</meta:generator>
    <meta:print-date>2017-10-07T17:32:13.588483000</meta:print-date>
    <meta:document-statistic meta:table-count="1" meta:cell-count="1951" meta:object-count="0"/>
  </office:meta>
</office:document-meta>
</file>